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9.693cm" style:rel-column-width="37364*"/>
    </style:style>
    <style:style style:name="Tabla1.B" style:family="table-column">
      <style:table-column-properties style:column-width="7.308cm" style:rel-column-width="28171*"/>
    </style:style>
    <style:style style:name="Tabla1.A1" style:family="table-cell">
      <style:table-cell-properties fo:background-color="#adc5e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adc5e7" fo:padding="0.097cm" fo:border="0.05pt solid #000000">
        <style:background-image/>
      </style:table-cell-properties>
    </style:style>
    <style:style style:name="Tabla1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6000d" officeooo:paragraph-rsid="00123987"/>
    </style:style>
    <style:style style:name="P2" style:family="paragraph" style:parent-style-name="Standard">
      <style:paragraph-properties fo:text-align="justify" style:justify-single-word="false"/>
      <style:text-properties officeooo:rsid="0006000d" officeooo:paragraph-rsid="001c93f9"/>
    </style:style>
    <style:style style:name="P3" style:family="paragraph" style:parent-style-name="Standard">
      <style:paragraph-properties fo:text-align="justify" style:justify-single-word="false"/>
      <style:text-properties officeooo:rsid="0006000d" officeooo:paragraph-rsid="000e63c5"/>
    </style:style>
    <style:style style:name="P4" style:family="paragraph" style:parent-style-name="Standard">
      <style:paragraph-properties fo:text-align="justify" style:justify-single-word="false"/>
      <style:text-properties officeooo:rsid="0006000d" officeooo:paragraph-rsid="0006000d"/>
    </style:style>
    <style:style style:name="P5" style:family="paragraph" style:parent-style-name="Standard">
      <style:paragraph-properties fo:text-align="justify" style:justify-single-word="false"/>
      <style:text-properties officeooo:rsid="0006000d" officeooo:paragraph-rsid="000dfe9a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6000d" officeooo:paragraph-rsid="001e5aa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8001" officeooo:paragraph-rsid="0008800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23987" officeooo:paragraph-rsid="0012398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e5aad" officeooo:paragraph-rsid="001e5aa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rsid="000bdfc0" officeooo:paragraph-rsid="00180552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bold" officeooo:rsid="000bdfc0" officeooo:paragraph-rsid="00088001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bold" officeooo:rsid="0006000d" officeooo:paragraph-rsid="00088001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paragraph-rsid="000dfe9a"/>
    </style:style>
    <style:style style:name="P14" style:family="paragraph" style:parent-style-name="Standard">
      <style:paragraph-properties fo:text-align="justify" style:justify-single-word="false"/>
      <style:text-properties officeooo:paragraph-rsid="00088001"/>
    </style:style>
    <style:style style:name="P15" style:family="paragraph" style:parent-style-name="Standard">
      <style:paragraph-properties fo:text-align="justify" style:justify-single-word="false"/>
      <style:text-properties officeooo:paragraph-rsid="001e5aad"/>
    </style:style>
    <style:style style:name="P16" style:family="paragraph" style:parent-style-name="Standard">
      <style:paragraph-properties fo:text-align="justify" style:justify-single-word="false"/>
      <style:text-properties officeooo:paragraph-rsid="00123fca"/>
    </style:style>
    <style:style style:name="P17" style:family="paragraph" style:parent-style-name="Standard">
      <style:paragraph-properties fo:text-align="justify" style:justify-single-word="false"/>
      <style:text-properties officeooo:paragraph-rsid="00206bba"/>
    </style:style>
    <style:style style:name="P18" style:family="paragraph" style:parent-style-name="Standard">
      <style:paragraph-properties fo:text-align="justify" style:justify-single-word="false"/>
      <style:text-properties officeooo:rsid="001e5aad" officeooo:paragraph-rsid="001e5aa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088001" officeooo:paragraph-rsid="001e5aad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paragraph-rsid="00123987"/>
    </style:style>
    <style:style style:name="T1" style:family="text">
      <style:text-properties officeooo:rsid="00088001"/>
    </style:style>
    <style:style style:name="T2" style:family="text">
      <style:text-properties fo:font-weight="bold" officeooo:rsid="0007fceb" style:font-weight-asian="bold" style:font-weight-complex="bold"/>
    </style:style>
    <style:style style:name="T3" style:family="text">
      <style:text-properties fo:font-weight="bold" officeooo:rsid="00088001" style:font-weight-asian="bold" style:font-weight-complex="bold"/>
    </style:style>
    <style:style style:name="T4" style:family="text">
      <style:text-properties fo:font-weight="bold" officeooo:rsid="0006000d" style:font-weight-asian="bold" style:font-weight-complex="bold"/>
    </style:style>
    <style:style style:name="T5" style:family="text">
      <style:text-properties fo:font-weight="bold" officeooo:rsid="00190bf5" style:font-weight-asian="bold" style:font-weight-complex="bold"/>
    </style:style>
    <style:style style:name="T6" style:family="text">
      <style:text-properties fo:font-weight="bold" officeooo:rsid="001c93f9" style:font-weight-asian="bold" style:font-weight-complex="bold"/>
    </style:style>
    <style:style style:name="T7" style:family="text">
      <style:text-properties fo:font-weight="bold" officeooo:rsid="000dfe9a" style:font-weight-asian="bold" style:font-weight-complex="bold"/>
    </style:style>
    <style:style style:name="T8" style:family="text">
      <style:text-properties fo:font-weight="bold" officeooo:rsid="000e63c5" style:font-weight-asian="bold" style:font-weight-complex="bold"/>
    </style:style>
    <style:style style:name="T9" style:family="text">
      <style:text-properties fo:font-weight="bold" officeooo:rsid="001d898f" style:font-weight-asian="bold" style:font-weight-complex="bold"/>
    </style:style>
    <style:style style:name="T10" style:family="text">
      <style:text-properties fo:font-weight="bold" officeooo:rsid="001e5aad" style:font-weight-asian="bold" style:font-weight-complex="bold"/>
    </style:style>
    <style:style style:name="T11" style:family="text">
      <style:text-properties fo:font-weight="bold" officeooo:rsid="00205bc1" style:font-weight-asian="bold" style:font-weight-complex="bold"/>
    </style:style>
    <style:style style:name="T12" style:family="text">
      <style:text-properties fo:font-weight="bold" officeooo:rsid="00206bba" style:font-weight-asian="bold" style:font-weight-complex="bold"/>
    </style:style>
    <style:style style:name="T13" style:family="text">
      <style:text-properties fo:font-weight="bold" officeooo:rsid="002213b0" style:font-weight-asian="bold" style:font-weight-complex="bold"/>
    </style:style>
    <style:style style:name="T14" style:family="text">
      <style:text-properties fo:font-weight="bold" officeooo:rsid="002396c2" style:font-weight-asian="bold" style:font-weight-complex="bold"/>
    </style:style>
    <style:style style:name="T15" style:family="text">
      <style:text-properties fo:font-weight="bold" officeooo:rsid="00243142" style:font-weight-asian="bold" style:font-weight-complex="bold"/>
    </style:style>
    <style:style style:name="T16" style:family="text">
      <style:text-properties fo:font-weight="bold" officeooo:rsid="002653b2" style:font-weight-asian="bold" style:font-weight-complex="bold"/>
    </style:style>
    <style:style style:name="T17" style:family="text">
      <style:text-properties fo:font-weight="bold" officeooo:rsid="0027ae5d" style:font-weight-asian="bold" style:font-weight-complex="bold"/>
    </style:style>
    <style:style style:name="T18" style:family="text">
      <style:text-properties fo:font-weight="bold" officeooo:rsid="0028c2ce" style:font-weight-asian="bold" style:font-weight-complex="bold"/>
    </style:style>
    <style:style style:name="T19" style:family="text">
      <style:text-properties fo:font-weight="normal" officeooo:rsid="00088001" style:font-weight-asian="normal" style:font-weight-complex="normal"/>
    </style:style>
    <style:style style:name="T20" style:family="text">
      <style:text-properties fo:font-weight="normal" officeooo:rsid="0006000d" style:font-weight-asian="normal" style:font-weight-complex="normal"/>
    </style:style>
    <style:style style:name="T21" style:family="text">
      <style:text-properties fo:font-weight="normal" officeooo:rsid="0007fceb" style:font-weight-asian="normal" style:font-weight-complex="normal"/>
    </style:style>
    <style:style style:name="T22" style:family="text">
      <style:text-properties officeooo:rsid="000e63c5"/>
    </style:style>
    <style:style style:name="T23" style:family="text">
      <style:text-properties officeooo:rsid="00190bf5"/>
    </style:style>
    <style:style style:name="T24" style:family="text">
      <style:text-properties officeooo:rsid="00123987"/>
    </style:style>
    <style:style style:name="T25" style:family="text">
      <style:text-properties officeooo:rsid="00123fca"/>
    </style:style>
    <style:style style:name="T26" style:family="text">
      <style:text-properties officeooo:rsid="0006000d"/>
    </style:style>
    <style:style style:name="T27" style:family="text">
      <style:text-properties fo:font-style="italic" fo:font-weight="normal" officeooo:rsid="0006000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d898f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213b0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2396c2" style:font-style-asian="italic" style:font-weight-asian="normal" style:font-style-complex="italic" style:font-weight-complex="normal"/>
    </style:style>
    <style:style style:name="T31" style:family="text">
      <style:text-properties officeooo:rsid="0014ebff"/>
    </style:style>
    <style:style style:name="T32" style:family="text">
      <style:text-properties officeooo:rsid="001606b2"/>
    </style:style>
    <style:style style:name="T33" style:family="text">
      <style:text-properties officeooo:rsid="001b533c"/>
    </style:style>
    <style:style style:name="T34" style:family="text">
      <style:text-properties officeooo:rsid="001c93f9"/>
    </style:style>
    <style:style style:name="T35" style:family="text">
      <style:text-properties officeooo:rsid="0016e08d"/>
    </style:style>
    <style:style style:name="T36" style:family="text">
      <style:text-properties officeooo:rsid="001d898f"/>
    </style:style>
    <style:style style:name="T37" style:family="text">
      <style:text-properties officeooo:rsid="001e5aad"/>
    </style:style>
    <style:style style:name="T38" style:family="text">
      <style:text-properties officeooo:rsid="00205bc1"/>
    </style:style>
    <style:style style:name="T39" style:family="text">
      <style:text-properties officeooo:rsid="00206bba"/>
    </style:style>
    <style:style style:name="T40" style:family="text">
      <style:text-properties officeooo:rsid="002396c2"/>
    </style:style>
    <style:style style:name="T41" style:family="text">
      <style:text-properties officeooo:rsid="0023e426"/>
    </style:style>
    <style:style style:name="T42" style:family="text">
      <style:text-properties officeooo:rsid="00243142"/>
    </style:style>
    <style:style style:name="T43" style:family="text">
      <style:text-properties officeooo:rsid="0025a8c9"/>
    </style:style>
    <style:style style:name="T44" style:family="text">
      <style:text-properties officeooo:rsid="0027ae5d"/>
    </style:style>
    <style:style style:name="T45" style:family="text">
      <style:text-properties officeooo:rsid="00284988"/>
    </style:style>
    <style:style style:name="T46" style:family="text">
      <style:text-properties officeooo:rsid="0028c2ce"/>
    </style:style>
    <style:style style:name="T47" style:family="text">
      <style:text-properties officeooo:rsid="002b42a3"/>
    </style:style>
    <style:style style:name="T48" style:family="text">
      <style:text-properties officeooo:rsid="002b796c"/>
    </style:style>
    <style:style style:name="T49" style:family="text">
      <style:text-properties officeooo:rsid="002d25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eLine2684403215072">
          <table:table-cell table:style-name="Tabla1.A1" office:value-type="string">
            <text:p text:style-name="P20"><text:span text:style-name="T44">1</text:span><text:span text:style-name="T35">º CFGS </text:span><text:span text:style-name="T48">DAW</text:span><text:span text:style-name="T23">. </text:span><text:span text:style-name="T45">Bases de Datos </text:span><text:span text:style-name="T48">(BAE)</text:span></text:p>
          </table:table-cell>
          <table:table-cell table:style-name="Tabla1.B1" office:value-type="string">
            <text:p text:style-name="P20"><text:span text:style-name="T5">Supuesto </text:span><text:span text:style-name="T17">p</text:span><text:span text:style-name="T5">ráctico</text:span></text:p>
          </table:table-cell>
        </table:table-row>
        <table:table-row table:style-name="TableLine2684414517712">
          <table:table-cell table:style-name="Tabla1.A2" office:value-type="string">
            <text:p text:style-name="P20"><text:span text:style-name="T35">UT </text:span><text:span text:style-name="T44">5</text:span><text:span text:style-name="T35">: </text:span><text:span text:style-name="T34">PL/SQL</text:span></text:p>
          </table:table-cell>
          <table:table-cell table:style-name="Tabla1.B2" office:value-type="string">
            <text:p text:style-name="P20"><text:span text:style-name="T35"><text:s/>Fecha: </text:span><text:span text:style-name="T49">09</text:span><text:span text:style-name="T35">/</text:span><text:span text:style-name="T24">0</text:span><text:span text:style-name="T49">5</text:span><text:span text:style-name="T35">/20</text:span><text:span text:style-name="T34">2</text:span><text:span text:style-name="T49">3</text:span></text:p>
          </table:table-cell>
        </table:table-row>
      </table:table>
      <text:p text:style-name="P8"/>
      <text:p text:style-name="P1"/>
      <text:p text:style-name="P16"><text:span text:style-name="T26"><text:tab/>Dada</text:span><text:span text:style-name="T25">s</text:span><text:span text:style-name="T26"> las tablas</text:span><text:span text:style-name="T1"> </text:span><text:span text:style-name="T11">Empleado </text:span><text:span text:style-name="T15">y</text:span><text:span text:style-name="T26"> </text:span><text:span text:style-name="T11">Departamento</text:span><text:span text:style-name="T26"> </text:span><text:span text:style-name="T1">de la base de datos “</text:span><text:span text:style-name="T38">empleados-Deptos</text:span><text:span text:style-name="T1">”,</text:span><text:span text:style-name="T26"> se pide </text:span><text:span text:style-name="T1">realizar en PL/SQL los ejercicios que se detallan en las siguientes líneas</text:span><text:span text:style-name="T26">:</text:span></text:p>
      <text:p text:style-name="P4"/>
      <text:p text:style-name="P13"><text:span text:style-name="T7">1. </text:span><text:span text:style-name="T13">Antigüedad en la empresa</text:span><text:span text:style-name="T4"> </text:span><text:span text:style-name="T2">(</text:span><text:span text:style-name="T16">3 </text:span><text:span text:style-name="T2">puntos)</text:span></text:p>
      <text:p text:style-name="P5"/>
      <text:p text:style-name="P17"><text:span text:style-name="T26"><text:tab/>Diseña un </text:span><text:span text:style-name="T4">procedimiento </text:span><text:span text:style-name="T6">almacenado </text:span><text:span text:style-name="T39">sin parámetros de entrada que c</text:span><text:span text:style-name="T26">alcul</text:span><text:span text:style-name="T39">e</text:span><text:span text:style-name="T26"> para cada </text:span><text:span text:style-name="T39">empleado</text:span><text:span text:style-name="T26"> el tiempo que lleva registrado en el sistema en </text:span><text:span text:style-name="T43">meses</text:span><text:span text:style-name="T26">. </text:span><text:span text:style-name="T46">A </text:span><text:span text:style-name="T48">continuación</text:span><text:span text:style-name="T46">,</text:span><text:span text:style-name="T26"> debe aparecer </text:span><text:span text:style-name="T48">un mensaje donde se indique cual es </text:span><text:span text:style-name="T26">el </text:span><text:span text:style-name="T12">empleado más antiguo</text:span><text:span text:style-name="T33"> y el </text:span><text:span text:style-name="T12">empleado más joven</text:span><text:span text:style-name="T33"> </text:span><text:span text:style-name="T39">de la empresa</text:span><text:span text:style-name="T34">. </text:span><text:span text:style-name="T26">El procedimiento deberá denominarse </text:span><text:span text:style-name="T34">PROC</text:span><text:span text:style-name="T26">_</text:span><text:span text:style-name="T39">EMPLEADOS</text:span><text:span text:style-name="T22">_</text:span><text:span text:style-name="T39">FECHA</text:span></text:p>
      <text:p text:style-name="P2"/>
      <text:p text:style-name="P3"/>
      <text:p text:style-name="P15"><text:span text:style-name="T10">2. </text:span><text:span text:style-name="T13">Limite de salario</text:span><text:span text:style-name="T10"> (</text:span><text:span text:style-name="T16">2</text:span><text:span text:style-name="T10"> puntos)</text:span></text:p>
      <text:p text:style-name="P19"/>
      <text:p text:style-name="P15"><text:span text:style-name="T19">C</text:span><text:span text:style-name="T26">rear un </text:span><text:span text:style-name="T32">disparador/</text:span><text:span text:style-name="T26">trigger </text:span><text:span text:style-name="T37">sobre la tabla </text:span><text:span text:style-name="T12">Empleado</text:span><text:span text:style-name="T37"> </text:span><text:span text:style-name="T26">que </text:span><text:span text:style-name="T37">impida</text:span><text:span text:style-name="T26"> </text:span><text:span text:style-name="T37">que un </text:span><text:span text:style-name="T39">nuevo trabajador</text:span><text:span text:style-name="T37"> pueda </text:span><text:span text:style-name="T39">cobrar un s</text:span><text:span text:style-name="T42">ueldo</text:span><text:span text:style-name="T39"> más alto que el </text:span><text:span text:style-name="T42">salario del</text:span><text:span text:style-name="T39"> presidente.</text:span><text:span text:style-name="T37"> </text:span></text:p>
      <text:p text:style-name="P18"/>
      <text:p text:style-name="P9"/>
      <text:p text:style-name="P15"><text:span text:style-name="T10">3</text:span><text:span text:style-name="T3">. </text:span><text:span text:style-name="T13">Salario total por departamento </text:span><text:span text:style-name="T8">(</text:span><text:span text:style-name="T18">1,5</text:span><text:span text:style-name="T8"> puntos)</text:span></text:p>
      <text:p text:style-name="P6"/>
      <text:p text:style-name="P15"><text:span text:style-name="T26"><text:tab/>Desarrolle </text:span><text:span text:style-name="T4">una función</text:span><text:span text:style-name="T26"> que dado un </text:span><text:span text:style-name="T4">código de </text:span><text:span text:style-name="T11">departamento</text:span><text:span text:style-name="T26"> nos </text:span><text:span text:style-name="T31">devuelva</text:span><text:span text:style-name="T26"> </text:span><text:span text:style-name="T38">la suma de l</text:span><text:span text:style-name="T47">os</text:span><text:span text:style-name="T26"> salario</text:span><text:span text:style-name="T47">s</text:span><text:span text:style-name="T26"> de los empleados de </text:span><text:span text:style-name="T38">ese</text:span><text:span text:style-name="T26"> departamento. </text:span><text:span text:style-name="T36">La función</text:span><text:span text:style-name="T26"> deberá denominarse FUN_</text:span><text:span text:style-name="T38">DEPTO</text:span><text:span text:style-name="T22">_</text:span><text:span text:style-name="T38">SALARIO</text:span><text:span text:style-name="T22">.</text:span></text:p>
      <text:p text:style-name="P7"/>
      <text:p text:style-name="P7"/>
      <text:p text:style-name="P14"><text:span text:style-name="T10">4</text:span><text:span text:style-name="T3">. </text:span><text:span text:style-name="T14">Cantidad de empleados por departamento</text:span><text:span text:style-name="T4"> </text:span><text:span text:style-name="T2">(</text:span><text:span text:style-name="T9">3,</text:span><text:span text:style-name="T18">5</text:span><text:span text:style-name="T2"> puntos</text:span><text:span text:style-name="T3">)</text:span></text:p>
      <text:p text:style-name="P7"/>
      <text:p text:style-name="P14"><text:span text:style-name="T19"><text:tab/>C</text:span><text:span text:style-name="T26">rear un </text:span><text:span text:style-name="T32">disparador/</text:span><text:span text:style-name="T26">trigger que mantenga de forma automática una tabla que contenga estadísticas sobre </text:span><text:span text:style-name="T40">la</text:span><text:span text:style-name="T26"> </text:span><text:span text:style-name="T40">cantidad</text:span><text:span text:style-name="T26"> de </text:span><text:span text:style-name="T40">empleados</text:span><text:span text:style-name="T26"> </text:span><text:span text:style-name="T40">asociados a</text:span><text:span text:style-name="T26"> cada </text:span><text:span text:style-name="T40">departamento</text:span><text:span text:style-name="T26">. La tabla estadísticas de </text:span><text:span text:style-name="T42">empleados</text:span><text:span text:style-name="T26"> se deberá modificar de forma automática con cada variación que se produzca </text:span><text:span text:style-name="T32">(inserciones, actualizaciones o borrados) </text:span><text:span text:style-name="T36">sobre la tabla </text:span><text:span text:style-name="T15">empleado</text:span><text:span text:style-name="T32">.</text:span></text:p>
      <text:p text:style-name="P12"/>
      <text:p text:style-name="P14"><text:span text:style-name="T27">CREATE TABLE </text:span><text:span text:style-name="T28">estadisticas_</text:span><text:span text:style-name="T29">empleados</text:span><text:span text:style-name="T27"> (</text:span><text:span text:style-name="T30">nombre_depto</text:span><text:span text:style-name="T27"> </text:span><text:span text:style-name="T30">VARCHAR(20)</text:span><text:span text:style-name="T27">, </text:span><text:span text:style-name="T28">num</text:span><text:span text:style-name="T30">empleados</text:span><text:span text:style-name="T27"> INT); </text:span></text:p>
      <text:p text:style-name="P11"/>
      <text:p text:style-name="P11"/>
      <text:p text:style-name="P10"><text:span text:style-name="T1">NOTA: </text:span><text:span text:style-name="T20">Para facilitar la resolución de los ejercicios, el alumno puede </text:span><text:span text:style-name="T26">crear todas aquellas vistas o rutinas auxiliares que considere oportunas.</text:span><text:span text:style-name="T20"> Compruebe que están l</text:span><text:span text:style-name="T19">as rutinas</text:span><text:span text:style-name="T20"> cread</text:span><text:span text:style-name="T19">a</text:span><text:span text:style-name="T20">s y activ</text:span><text:span text:style-name="T19">a</text:span><text:span text:style-name="T20">s </text:span><text:span text:style-name="T19">probando</text:span><text:span text:style-name="T20"> a activarl</text:span><text:span text:style-name="T19">a</text:span><text:span text:style-name="T20">s/</text:span><text:span text:style-name="T19">ejecutarlas</text:span><text:span text:style-name="T20"> y desactivarl</text:span><text:span text:style-name="T19">a</text:span><text:span text:style-name="T20">s. Realice las operaciones SQL oportunas sobre las tablas cread</text:span><text:span text:style-name="T21">a</text:span><text:span text:style-name="T20">s, de forma que se compruebe la funcionalidad de</text:span><text:span text:style-name="T19">l</text:span><text:span text:style-name="T20"> </text:span><text:span text:style-name="T19">código</text:span><text:span text:style-name="T20"> cread</text:span><text:span text:style-name="T19">o</text:span><text:span text:style-name="T20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24T17:51:57.371028691</meta:creation-date>
    <dc:date>2023-05-09T11:10:58.831000000</dc:date>
    <meta:editing-duration>PT2H22M59S</meta:editing-duration>
    <meta:editing-cycles>34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5" meta:word-count="277" meta:character-count="1867" meta:non-whitespace-character-count="1598"/>
  </office:meta>
</office:document-meta>
</file>